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AC0000013ED1611DECFB63A7DC.jpg" manifest:media-type="image/jpeg"/>
  <manifest:file-entry manifest:full-path="Pictures/10000000000000E1000000E1D90DB63BEA82A1D5.jpg" manifest:media-type="image/jpeg"/>
  <manifest:file-entry manifest:full-path="Pictures/10000000000000C8000000C8A53365D238D565B0.jpg" manifest:media-type="image/jpeg"/>
  <manifest:file-entry manifest:full-path="Pictures/10000000000000C8000000C88AE0EFEEE6E270A4.png" manifest:media-type="image/png"/>
  <manifest:file-entry manifest:full-path="Pictures/1000020100000927000006D09C8015AC47993A4C.png" manifest:media-type="image/png"/>
  <manifest:file-entry manifest:full-path="Pictures/100002010000013B0000013A17EDC43520B4ED2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dddddd" draw:textarea-horizontal-align="justify" draw:textarea-vertical-align="middle" draw:auto-grow-height="false" fo:min-height="28.401cm" fo:min-width="35.06cm"/>
    </style:style>
    <style:style style:name="gr2" style:family="graphic" style:parent-style-name="standard">
      <style:graphic-properties svg:stroke-color="#666666" draw:fill-color="#dddddd" draw:textarea-horizontal-align="justify" draw:textarea-vertical-align="middle" draw:auto-grow-height="false" fo:min-height="16.006cm" fo:min-width="41.969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5.56cm" svg:height="28.651cm" svg:x="0.127cm" svg:y="12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2.469cm" svg:height="16.256cm" svg:x="0cm" svg:y="50.73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1.59cm" svg:height="21.59cm" svg:x="6.815cm" svg:y="13.489cm">
          <draw:image xlink:href="Pictures/10000000000000E1000000E1D90DB63BEA82A1D5.jpg" xlink:type="simple" xlink:show="embed" xlink:actuate="onLoad" loext:mime-type="image/jpeg">
            <text:p/>
          </draw:image>
        </draw:frame>
        <draw:frame draw:style-name="gr3" draw:text-style-name="P2" draw:layer="layout" svg:width="9.525cm" svg:height="9.525cm" svg:x="21.017cm" svg:y="53.95cm">
          <draw:image xlink:href="Pictures/10000000000000C8000000C8A53365D238D565B0.jpg" xlink:type="simple" xlink:show="embed" xlink:actuate="onLoad" loext:mime-type="image/jpeg">
            <text:p/>
          </draw:image>
        </draw:frame>
        <draw:frame draw:style-name="gr3" draw:text-style-name="P2" draw:layer="layout" svg:width="9.525cm" svg:height="9.525cm" svg:x="0.662cm" svg:y="53.981cm">
          <draw:image xlink:href="Pictures/10000000000000C8000000C88AE0EFEEE6E270A4.png" xlink:type="simple" xlink:show="embed" xlink:actuate="onLoad" loext:mime-type="image/png">
            <text:p/>
          </draw:image>
        </draw:frame>
        <draw:frame draw:style-name="gr3" draw:text-style-name="P2" draw:layer="layout" svg:width="9.525cm" svg:height="7.874cm" svg:x="31.796cm" svg:y="55.075cm">
          <draw:image xlink:href="Pictures/1000020100000927000006D09C8015AC47993A4C.png" xlink:type="simple" xlink:show="embed" xlink:actuate="onLoad" loext:mime-type="image/png">
            <text:p/>
          </draw:image>
        </draw:frame>
        <draw:frame draw:style-name="gr3" draw:text-style-name="P2" draw:layer="layout" svg:width="0.001cm" svg:height="0.001cm" svg:x="3.56cm" svg:y="36.449cm">
          <draw:image xlink:href="Pictures/10000000000007AC0000013ED1611DECFB63A7DC.jpg" xlink:type="simple" xlink:show="embed" xlink:actuate="onLoad" loext:mime-type="image/jpeg">
            <text:p/>
          </draw:image>
        </draw:frame>
        <draw:frame draw:style-name="gr3" draw:text-style-name="P2" draw:layer="layout" svg:width="31.369cm" svg:height="5.08cm" svg:x="2.029cm" svg:y="35.914cm">
          <draw:image xlink:href="Pictures/10000000000007AC0000013ED1611DECFB63A7DC.jpg" xlink:type="simple" xlink:show="embed" xlink:actuate="onLoad" loext:mime-type="image/jpeg">
            <text:p/>
          </draw:image>
        </draw:frame>
        <draw:frame draw:style-name="gr3" draw:text-style-name="P2" draw:layer="layout" svg:width="9.525cm" svg:height="9.525cm" svg:x="10.741cm" svg:y="53.975cm">
          <draw:image xlink:href="Pictures/100002010000013B0000013A17EDC43520B4ED23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0.96cm" fo:page-height="72.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6T18:52:44.827000000</meta:creation-date>
    <dc:date>2020-02-06T20:47:26.394000000</dc:date>
    <meta:editing-duration>PT42M4S</meta:editing-duration>
    <meta:editing-cycles>2</meta:editing-cycles>
    <meta:generator>LibreOffice/6.2.8.2$Windows_X86_64 LibreOffice_project/f82ddfca21ebc1e222a662a32b25c0c9d20169ee</meta:generator>
    <meta:document-statistic meta:object-count="9"/>
  </office:meta>
</office:document-meta>
</file>